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51B00000240CE9FB08D.png"/>
  <manifest:file-entry manifest:media-type="image/png" manifest:full-path="Pictures/10000000000003EE00000265E25017CB.png"/>
  <manifest:file-entry manifest:media-type="image/png" manifest:full-path="Pictures/100002010000058300000286F00A0B2C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0cm" svg:y="0.159cm" svg:width="17cm" svg:height="10.358cm" draw:z-index="0"><draw:image xlink:href="Pictures/10000000000003EE00000265E25017CB.png" xlink:type="simple" xlink:show="embed" xlink:actuate="onLoad"/></draw:frame></text:p>
      <text:p text:style-name="Standard"/>
      <text:p text:style-name="Standard"/>
      <text:p text:style-name="Standard"><draw:frame draw:style-name="fr1" draw:name="gráficos2" text:anchor-type="paragraph" svg:x="0.185cm" svg:y="2.189cm" svg:width="17cm" svg:height="7.491cm" draw:z-index="1"><draw:image xlink:href="Pictures/100000000000051B00000240CE9FB08D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gráficos3" text:anchor-type="paragraph" svg:x="-0.026cm" svg:y="-0.039cm" svg:width="17cm" svg:height="7.782cm" draw:z-index="2"><draw:image xlink:href="Pictures/100002010000058300000286F00A0B2C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acho </meta:initial-creator>
    <meta:creation-date>2012-05-30T23:24:14</meta:creation-date>
    <meta:document-statistic meta:table-count="0" meta:image-count="3" meta:object-count="0" meta:page-count="2" meta:paragraph-count="0" meta:word-count="0" meta:character-count="0" meta:non-whitespace-character-count="0"/>
    <dc:date>2012-05-30T23:26:19</dc:date>
    <dc:creator>nacho </dc:creator>
    <meta:editing-duration>PT2M5S</meta:editing-duration>
    <meta:editing-cycles>1</meta:editing-cycles>
    <meta:generator>LibreOffice/3.4$Linux LibreOffice_project/340m1$Build-402</meta:generator>
  </office:meta>
</office:document-meta>
</file>